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66c" officeooo:paragraph-rsid="000bf66c"/>
    </style:style>
    <style:style style:name="P2" style:family="paragraph" style:parent-style-name="Standard">
      <style:text-properties officeooo:rsid="000da121" officeooo:paragraph-rsid="000da121"/>
    </style:style>
    <style:style style:name="P3" style:family="paragraph" style:parent-style-name="Standard">
      <style:text-properties officeooo:rsid="000f25f3" officeooo:paragraph-rsid="000f25f3"/>
    </style:style>
    <style:style style:name="T1" style:family="text">
      <style:text-properties officeooo:rsid="000f3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</text:p>
      <text:p text:style-name="P2">laylatlom</text:p>
      <text:p text:style-name="P3">kjhkhj<text:span text:style-name="T1">gfdfg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01:40:28.030000000</dc:date>
    <meta:editing-duration>PT13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" meta:word-count="3" meta:character-count="24" meta:non-whitespace-character-count="24"/>
  </office:meta>
</office:document-meta>
</file>